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Condensed" svg:font-family="'Roboto Condensed'"/>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b5e7" officeooo:paragraph-rsid="000fb5e7"/>
    </style:style>
    <style:style style:name="P2" style:family="paragraph" style:parent-style-name="Standard">
      <style:text-properties fo:font-weight="normal" officeooo:rsid="000fb5e7" officeooo:paragraph-rsid="000fb5e7" style:font-weight-asian="normal" style:font-weight-complex="normal"/>
    </style:style>
    <style:style style:name="P3" style:family="paragraph" style:parent-style-name="Standard">
      <style:text-properties fo:font-weight="normal" officeooo:rsid="0011a861" officeooo:paragraph-rsid="0011a861" style:font-weight-asian="normal" style:font-weight-complex="normal"/>
    </style:style>
    <style:style style:name="P4" style:family="paragraph" style:parent-style-name="Standard">
      <style:text-properties fo:font-weight="normal" officeooo:rsid="0013268a" officeooo:paragraph-rsid="0013268a" style:font-weight-asian="normal" style:font-weight-complex="normal"/>
    </style:style>
    <style:style style:name="P5" style:family="paragraph" style:parent-style-name="Standard">
      <style:text-properties officeooo:rsid="0011a861" officeooo:paragraph-rsid="0011a861"/>
    </style:style>
    <style:style style:name="P6" style:family="paragraph" style:parent-style-name="Standard">
      <style:text-properties officeooo:rsid="00131a7c" officeooo:paragraph-rsid="00131a7c"/>
    </style:style>
    <style:style style:name="P7" style:family="paragraph" style:parent-style-name="Standard">
      <style:text-properties officeooo:rsid="0013268a" officeooo:paragraph-rsid="001326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ecent developments in the lower leagues of English football have raised questions about the finances of football, and in particular, the imbalances among the haves and have nots.</text:p>
      <text:p text:style-name="P5"/>
      <text:p text:style-name="P6">Distribution of TV funds is one of the few things the Premier League gets right. Bundesliga (and 2. BuLi) is pretty unevenly distributed, but the Premier League does a pretty good job (though I think it could and should be better). </text:p>
      <text:p text:style-name="P6"/>
      <text:p text:style-name="P6">Where the Premier League really stands out is the equal distribution of a certain amount of the Premier League broadcasting income. Each club receives £79.1m, and then receives a merit-based bonus.</text:p>
      <text:p text:style-name="P6"/>
      <text:p text:style-name="P6">Compare this with the Bundesliga, where Bayern earn €70m+ while Paderborn will bring in ~€28m. </text:p>
      <text:p text:style-name="P6"/>
      <text:p text:style-name="P6">The reality is that the Bundesliga is playing with much smaller sums than the Premier League, but even so, the unequal distribution of funds is disappointing. Teams like Dortmund and Bayern are at a gross advantage regardless of the TV money, so why not even things up a little by equally distributing this?</text:p>
      <text:p text:style-name="P6"/>
      <text:p text:style-name="P7">Bayern earned a total of €176.7m in 2018 from broadcasting rights.</text:p>
      <text:p text:style-name="P1"/>
      <text:p text:style-name="P1">Distribution of TV funds in the Bundesliga &amp; 2. Bundesliga:</text:p>
      <text:p text:style-name="P1"/>
      <text:p text:style-name="Standard"><text:a xlink:type="simple" xlink:href="https://pbs.twimg.com/media/EDCvwlGXkAUXYow.jpg" text:style-name="Internet_20_link" text:visited-style-name="Visited_20_Internet_20_Link">https://pbs.twimg.com/media/EDCvwlGXkAUXYow.jpg</text:a></text:p>
      <text:p text:style-name="Standard"/>
      <text:p text:style-name="P1">2018/19 Payment to Clubs in the Premier League:</text:p>
      <text:p text:style-name="P1"/>
      <text:p text:style-name="P1"><text:a xlink:type="simple" xlink:href="https://resources.premierleague.com/photos/2019/05/23/324230a1-a38e-4fa2-a691-5fb03f5af51f/18-19_PremierLeague_Payment_Article_V1.png?width=1350&amp;height=759" text:style-name="Internet_20_link" text:visited-style-name="Visited_20_Internet_20_Link">https://resources.premierleague.com/photos/2019/05/23/324230a1-a38e-4fa2-a691-5fb03f5af51f/18-19_PremierLeague_Payment_Article_V1.png?width=1350&amp;height=759</text:a> </text:p>
      <text:p text:style-name="P1"/>
      <text:p text:style-name="P1">The ratio from top to bottom of the TV money was 1.6 and will grow to 1.8 in the Premier League. What is it in the BuLi?</text:p>
      <text:p text:style-name="P1"/>
      <text:p text:style-name="P1">Break down Prem:</text:p>
      <text:p text:style-name="P1"/>
      <text:p text:style-name="P2"><text:a xlink:type="simple" xlink:href="https://www.planetfootball.com/quick-reads/club-by-club-a-breakdown-of-the-2018-19-premier-league-prize-money/" text:style-name="Internet_20_link" text:visited-style-name="Visited_20_Internet_20_Link">https://www.planetfootball.com/quick-reads/club-by-club-a-breakdown-of-the-2018-19-premier-league-prize-money/</text:a> </text:p>
      <text:p text:style-name="P2"/>
      <text:p text:style-name="P3">Bury and the role of 50+1:</text:p>
      <text:p text:style-name="P3"/>
      <text:p text:style-name="P3"><text:a xlink:type="simple" xlink:href="https://www.dw.com/en/demise-of-english-club-bury-underlines-value-of-501-rule/a-50193364" text:style-name="Internet_20_link" text:visited-style-name="Visited_20_Internet_20_Link">https://www.dw.com/en/demise-of-english-club-bury-underlines-value-of-501-rule/a-50193364</text:a> </text:p>
      <text:p text:style-name="P3"/>
      <text:p text:style-name="P4">Deloitte Money League and Bundesliga TV money:</text:p>
      <text:p text:style-name="P4"/>
      <text:p text:style-name="P4"><text:soft-page-break/><text:a xlink:type="simple" xlink:href="https://www.forbes.com/sites/manuelveth/2019/01/25/deloitte-money-league-bayern-dortmund-and-schalke-make-the-cut/#2451ec31b331" text:style-name="Internet_20_link" text:visited-style-name="Visited_20_Internet_20_Link">https://www.forbes.com/sites/manuelveth/2019/01/25/deloitte-money-league-bayern-dortmund-and-schalke-make-the-cut/#2451ec31b331</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Condensed" svg:font-family="'Roboto Condensed'"/>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oboto Condensed"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Roboto Condensed"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Roboto Condensed" fo:font-family="'Roboto Condensed'"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Roboto Condensed" fo:font-family="'Roboto Condensed'"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Roboto Condensed" fo:font-family="'Roboto Condensed'"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Roboto Condensed" fo:font-family="'Roboto Condensed'"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9T09:21:27.784658469</meta:creation-date>
    <dc:date>2019-08-29T09:54:09.601541753</dc:date>
    <meta:editing-duration>PT11M51S</meta:editing-duration>
    <meta:editing-cycles>2</meta:editing-cycles>
    <meta:generator>LibreOffice/6.1.6.3$Linux_X86_64 LibreOffice_project/10$Build-3</meta:generator>
    <meta:document-statistic meta:table-count="0" meta:image-count="0" meta:object-count="0" meta:page-count="2" meta:paragraph-count="17" meta:word-count="245" meta:character-count="1922" meta:non-whitespace-character-count="1688"/>
  </office:meta>
</office:document-meta>
</file>